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b84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b84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b84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b84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b84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b84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b84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b84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b84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b84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b84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b84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b84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b84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b84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b84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b84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milee Chiquinquirá Weki Ferrer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7/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645634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Ernesto Weki Hernánd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7040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3.9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3" meta:non-whitespace-character-count="1013"/>
    <meta:template xlink:type="simple" xlink:actuate="onRequest" xlink:title="Normal" xlink:href=""/>
  </office:meta>
</office:document-meta>
</file>